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OpenOffice.org/3.4.1$Win32 OpenOffice.org_project/341m1$Build-9593</meta:generator>
    <dc:date>2017-08-28T00:17:59.15</dc:date>
    <meta:document-statistic meta:table-count="0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